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orphans="0" fo:widows="0" style:text-autospace="none"/>
    </style:style>
    <style:style style:name="P2" style:family="paragraph" style:parent-style-name="Standard">
      <style:paragraph-properties fo:orphans="0" fo:widows="0" style:text-autospace="none"/>
      <style:text-properties fo:font-weight="bold" style:font-weight-asian="bold" style:font-weight-complex="bold"/>
    </style:style>
    <style:style style:name="P3" style:family="paragraph" style:parent-style-name="Standard">
      <style:paragraph-properties fo:text-align="start" style:justify-single-word="false" fo:orphans="0" fo:widows="0" style:text-autospace="none"/>
      <style:text-properties fo:font-weight="bold" style:font-weight-asian="bold" style:font-weight-complex="bold"/>
    </style:style>
    <style:style style:name="P4" style:family="paragraph" style:parent-style-name="Standard">
      <style:paragraph-properties fo:orphans="0" fo:widows="0" style:text-autospace="none"/>
      <style:text-properties fo:font-weight="normal" style:font-weight-asian="normal" style:font-weight-complex="normal"/>
    </style:style>
    <style:style style:name="P5" style:family="paragraph" style:parent-style-name="Standard">
      <style:paragraph-properties fo:orphans="0" fo:widows="0" style:text-autospace="none"/>
      <style:text-properties style:font-weight-complex="bold"/>
    </style:style>
    <style:style style:name="P6" style:family="paragraph" style:parent-style-name="Standard" style:master-page-name="Standard">
      <style:paragraph-properties fo:orphans="0" fo:widows="0" style:page-number="auto" style:text-autospace="none"/>
      <style:text-properties fo:font-size="24pt" style:font-size-asian="24pt" style:font-size-complex="24pt"/>
    </style:style>
    <style:style style:name="P7" style:family="paragraph" style:parent-style-name="Standard" style:list-style-name="L1">
      <style:paragraph-properties fo:orphans="0" fo:widows="0" style:text-autospace="none"/>
    </style:style>
    <style:style style:name="P8" style:family="paragraph" style:parent-style-name="Standard" style:list-style-name="L4">
      <style:paragraph-properties fo:orphans="0" fo:widows="0" style:text-autospace="none"/>
    </style:style>
    <style:style style:name="P9" style:family="paragraph" style:parent-style-name="Standard" style:list-style-name="L5">
      <style:paragraph-properties fo:orphans="0" fo:widows="0" style:text-autospace="none"/>
    </style:style>
    <style:style style:name="P10" style:family="paragraph" style:parent-style-name="Standard" style:list-style-name="L8">
      <style:paragraph-properties fo:orphans="0" fo:widows="0" style:text-autospace="none"/>
    </style:style>
    <style:style style:name="P11" style:family="paragraph" style:parent-style-name="Standard">
      <style:paragraph-properties fo:orphans="0" fo:widows="0" style:text-autospace="none"/>
    </style:style>
    <style:style style:name="P12" style:family="paragraph" style:parent-style-name="Standard" style:list-style-name="L2">
      <style:paragraph-properties fo:orphans="0" fo:widows="0" style:text-autospace="none"/>
      <style:text-properties fo:font-weight="normal" style:font-weight-asian="normal" style:font-weight-complex="normal"/>
    </style:style>
    <style:style style:name="P13" style:family="paragraph" style:parent-style-name="Standard" style:list-style-name="L6">
      <style:paragraph-properties fo:orphans="0" fo:widows="0" style:text-autospace="none"/>
      <style:text-properties fo:font-weight="normal" style:font-weight-asian="normal" style:font-weight-complex="normal"/>
    </style:style>
    <style:style style:name="P14" style:family="paragraph" style:parent-style-name="Standard" style:list-style-name="L7">
      <style:paragraph-properties fo:orphans="0" fo:widows="0" style:text-autospace="none"/>
      <style:text-properties fo:font-weight="normal" style:font-weight-asian="normal" style:font-weight-complex="normal"/>
    </style:style>
    <style:style style:name="P15" style:family="paragraph" style:parent-style-name="Standard" style:list-style-name="L8">
      <style:paragraph-properties fo:orphans="0" fo:widows="0" style:text-autospace="none"/>
      <style:text-properties fo:font-weight="normal" style:font-weight-asian="normal" style:font-weight-complex="normal"/>
    </style:style>
    <style:style style:name="P16" style:family="paragraph" style:parent-style-name="Standard">
      <style:paragraph-properties fo:orphans="0" fo:widows="0" style:text-autospace="none"/>
      <style:text-properties fo:font-weight="normal" style:font-weight-asian="normal" style:font-weight-complex="normal"/>
    </style:style>
    <style:style style:name="P17" style:family="paragraph" style:parent-style-name="Standard" style:list-style-name="L3">
      <style:paragraph-properties fo:orphans="0" fo:widows="0" style:text-autospace="none"/>
      <style:text-properties style:font-weight-complex="bold"/>
    </style:style>
    <style:style style:name="P18" style:family="paragraph" style:parent-style-name="Standard">
      <style:paragraph-properties fo:orphans="0" fo:widows="0" style:text-autospace="non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ATIE JERGENS</text:p>
      <text:p text:style-name="P1">407 State St. #3C, Brooklyn, NY 11217 <text:s text:c="6"/>~ <text:s text:c="8"/>469-305-2843 <text:s text:c="6"/>~ <text:s text:c="10"/><text:a xlink:type="simple" xlink:href="mailto:katie.jergens@gmail.com">katie.jergens@gmail.com</text:a></text:p>
      <text:p text:style-name="P1"/>
      <text:p text:style-name="P1"/>
      <text:p text:style-name="P2">SUMMARY</text:p>
      <text:p text:style-name="P4">User experience design professional with expertise in conceptualizing, prototyping, and testing software features and systems. Adjust prototypes according to field study results thereby delivering designs backed by user evidence. Experience in companies spanning domains from education to insurance to retail. Unique abilities include a formal computer science education which enables clear and easy communication with developers and anticipation of technological limits and capabilities. </text:p>
      <text:p text:style-name="P2"/>
      <text:p text:style-name="P2"/>
      <text:p text:style-name="P2">COMPETANCES</text:p>
      <text:list xml:id="list2207128652575126767" text:style-name="L1">
        <text:list-item>
          <text:p text:style-name="P7">3.5 years experience User Experience Designer; 2 years a team Design Lead</text:p>
        </text:list-item>
        <text:list-item>
          <text:p text:style-name="P7">8 years experience Quality Assurance Lead and Automation Engineer</text:p>
        </text:list-item>
        <text:list-item>
          <text:p text:style-name="P7">5 years experience Software Engineer</text:p>
        </text:list-item>
      </text:list>
      <text:p text:style-name="P1"/>
      <text:p text:style-name="P1"/>
      <text:p text:style-name="P2">RELEVANT EXPERIENCE</text:p>
      <text:p text:style-name="P3">Amplify Education Inc.<text:span text:style-name="T3">, Brooklyn, NY <text:s text:c="80"/></text:span>2011 – 2015</text:p>
      <text:p text:style-name="P4">UX Designer / UX Lead</text:p>
      <text:list xml:id="list6571887341963140798" text:style-name="L2">
        <text:list-item>
          <text:p text:style-name="P12">Conducted user research: observational testing, interviews, usability studies.</text:p>
        </text:list-item>
        <text:list-item>
          <text:p text:style-name="P12">Created workflows and interactions for software behavior.</text:p>
        </text:list-item>
        <text:list-item>
          <text:p text:style-name="P12">Designed data visualizations.</text:p>
        </text:list-item>
        <text:list-item>
          <text:p text:style-name="P12">Prototyped in HTML/CSS/Javascript/Bootstrap. Also create preliminary wireframes.</text:p>
        </text:list-item>
      </text:list>
      <text:p text:style-name="P4">Tools: OmniGraffle, Adobe Fireworks, Silverback, HTML/CSS/Javascript/Bootstrap </text:p>
      <text:p text:style-name="P2"/>
      <text:p text:style-name="P2"/>
      <text:p text:style-name="P1"><text:span text:style-name="T1">Wireless Generation, Inc.</text:span><text:span text:style-name="T2">, Brooklyn, NY <text:s text:c="77"/></text:span><text:span text:style-name="T1">2004 – 2011</text:span></text:p>
      <text:p text:style-name="P5">Quality Analyst Manager / Automation Engineer </text:p>
      <text:list xml:id="list3358664207701133964" text:style-name="L3">
        <text:list-item>
          <text:p text:style-name="P17">Managed and coached QA analysts and automation engineers.</text:p>
        </text:list-item>
        <text:list-item>
          <text:p text:style-name="P17">Designed and implemented automation framework for an ETL and data warehousing schema.</text:p>
        </text:list-item>
        <text:list-item>
          <text:p text:style-name="P17">Tested APIs, report queries, and front-end features in an Agile environment.</text:p>
        </text:list-item>
      </text:list>
      <text:p text:style-name="P5">Tools: PostGreSQL, Oracle SQL, Selenium WebDrivers (Python and Java), Eclipse IDE</text:p>
      <text:p text:style-name="P1"/>
      <text:p text:style-name="P1"/>
      <text:p text:style-name="P1"><text:span text:style-name="T1">AMS Services, Inc.</text:span>, Bothell, WA <text:s text:c="91"/><text:span text:style-name="T1">2001 – 2004</text:span></text:p>
      <text:p text:style-name="P1">Software Developer IV </text:p>
      <text:list xml:id="list5359912375001439139" text:style-name="L4">
        <text:list-item>
          <text:p text:style-name="P8">Full-stack developer for insurance-management software. </text:p>
        </text:list-item>
      </text:list>
      <text:p text:style-name="P1">Tools: C#, T-SQL</text:p>
      <text:p text:style-name="P1"/>
      <text:p text:style-name="P1"/>
      <text:p text:style-name="P1"><text:span text:style-name="T1">DailyShopper Networks</text:span>, Seattle, WA <text:s text:c="84"/><text:span text:style-name="T1">1999 - 2001</text:span></text:p>
      <text:p text:style-name="P1">Software Developer II</text:p>
      <text:list xml:id="list6725408481117905901" text:style-name="L5">
        <text:list-item>
          <text:p text:style-name="P9">Full-stack developer for online shopping website. </text:p>
        </text:list-item>
        <text:list-item>
          <text:p text:style-name="P9">Developed an internal HR intranet in ASP and SQL and a data entry tool in C++.</text:p>
        </text:list-item>
      </text:list>
      <text:p text:style-name="P1">Tools: <text:s/>ASP, <text:s/>XML, SQL, C++, Crystal Reports</text:p>
      <text:p text:style-name="P1"><text:soft-page-break/><text:span text:style-name="T1">EDUCATION</text:span></text:p>
      <text:p text:style-name="P1">Bachelor of Science in Computer Science</text:p>
      <text:p text:style-name="P1">Villanova University</text:p>
      <text:p text:style-name="P1">GPA: 3.7</text:p>
      <text:p text:style-name="P1"/>
      <text:p text:style-name="P1"/>
      <text:p text:style-name="P2">OTHER PROJECTS &amp; INTERESTS</text:p>
      <text:p text:style-name="P2">CodeSpeak Labs <text:s text:c="111"/>2015 – Present</text:p>
      <text:list xml:id="list4947616543033518833" text:style-name="L6">
        <text:list-item>
          <text:p text:style-name="P13">Mentor students age 5-12 on the fundamentals of Computer Science in a self-paced individually-tailored environment. </text:p>
        </text:list-item>
        <text:list-item>
          <text:p text:style-name="P13">Develop curriculum for the program.</text:p>
        </text:list-item>
      </text:list>
      <text:p text:style-name="P4"/>
      <text:p text:style-name="P2">Girls Who Code <text:s text:c="111"/>2014 – 2015</text:p>
      <text:list xml:id="list36944120063503884" text:style-name="L7">
        <text:list-item>
          <text:p text:style-name="P14">Taught high school girls the fundamentals of Computer Science in a project-based class.</text:p>
        </text:list-item>
        <text:list-item>
          <text:p text:style-name="P14">Mentored a Samsung Technovation High School Challenge team who designed and coded a mobile application to find jobs for disenfranchised New Yorkers.</text:p>
        </text:list-item>
      </text:list>
      <text:p text:style-name="P4"/>
      <text:p text:style-name="P2">Misc:</text:p>
      <text:p text:style-name="P4">Marathon runner (Dublin 2012), Philosophy study group (present), Oxford Literary Festival writing group (2012), Stella Adler Studio of Acting alumnus</text:p>
      <text:p text:style-name="P2"/>
      <text:p text:style-name="P2"/>
      <text:p text:style-name="P2">AWARDS, SCHOLARSHIPS &amp; ASSOCIATIONS:</text:p>
      <text:list xml:id="list5347337852197667661" text:style-name="L8">
        <text:list-item>
          <text:p text:style-name="P15">Cum Laude, Villanova University</text:p>
        </text:list-item>
        <text:list-item>
          <text:p text:style-name="P15">NASA Launch Control Center Co-op selection</text:p>
        </text:list-item>
        <text:list-item>
          <text:p text:style-name="P10">Student President, Villanova Chapter of Assoc. for Computing Machinery (ACM)</text:p>
        </text:list-item>
        <text:list-item>
          <text:p text:style-name="P10">Upsilon Pi Epsilon (Computer Science Honors Society) member</text:p>
        </text:list-item>
        <text:list-item>
          <text:p text:style-name="P10">Tandy Technology Scholarship </text:p>
        </text:list-item>
        <text:list-item>
          <text:p text:style-name="P10">Society of Women Engineers Award </text:p>
        </text:list-item>
        <text:list-item>
          <text:p text:style-name="P10">New Jersey Scholar-Athlete (high school)</text:p>
        </text:list-item>
        <text:list-item>
          <text:p text:style-name="P10">Outstanding Volunteerism Award (high school)</text:p>
        </text:list-item>
        <text:list-item>
          <text:p text:style-name="P10">AIGA-NY and Women Who Code-NYC (pres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0" style:family="text">
      <style:text-properties fo:color="#ff6600"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color="#ff6600"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335in" fo:text-indent="-0.25in" fo:margin-left="0.3335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0.8335in" fo:text-indent="-0.25in" fo:margin-left="0.8335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3335in" fo:text-indent="-0.25in" fo:margin-left="1.333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8335in" fo:text-indent="-0.25in" fo:margin-left="1.833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3335in" fo:text-indent="-0.25in" fo:margin-left="2.333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2.8335in" fo:text-indent="-0.25in" fo:margin-left="2.83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3335in" fo:text-indent="-0.25in" fo:margin-left="3.33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8335in" fo:text-indent="-0.25in" fo:margin-left="3.833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3335in" fo:text-indent="-0.25in" fo:margin-left="4.3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ie Jergens</meta:initial-creator>
    <meta:creation-date>2015-03-22T22:21:52</meta:creation-date>
    <dc:date>2015-10-14T16:50:11</dc:date>
    <dc:creator>Katie Jergens</dc:creator>
    <meta:editing-duration>PT1H8M23S</meta:editing-duration>
    <meta:editing-cycles>11</meta:editing-cycles>
    <meta:generator>OpenOffice/4.0.0$Unix OpenOffice.org_project/400m3$Build-9702</meta:generator>
    <meta:document-statistic meta:table-count="0" meta:image-count="0" meta:object-count="0" meta:page-count="2" meta:paragraph-count="54" meta:word-count="448" meta:character-count="3692"/>
  </office:meta>
</office:document-meta>
</file>